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Footnote">
      <style:text-properties officeooo:rsid="00188720" officeooo:paragraph-rsid="00188720"/>
    </style:style>
    <style:style style:name="P2" style:family="paragraph" style:parent-style-name="Text_20_body">
      <style:text-properties style:font-name="Liberation Sans" officeooo:rsid="00218b4b" officeooo:paragraph-rsid="00218b4b"/>
    </style:style>
    <style:style style:name="P3" style:family="paragraph" style:parent-style-name="Title">
      <style:text-properties style:font-name="Liberation Sans" officeooo:paragraph-rsid="00218b4b"/>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Footer">
      <style:paragraph-properties fo:text-align="end" style:justify-single-word="false"/>
    </style:style>
    <style:style style:name="P7" style:family="paragraph" style:parent-style-name="Footnote">
      <style:text-properties style:font-name="Times New Roman"/>
    </style:style>
    <style:style style:name="P8" style:family="paragraph" style:parent-style-name="Footnote">
      <style:text-properties officeooo:rsid="0015dd63" officeooo:paragraph-rsid="0023e416"/>
    </style:style>
    <style:style style:name="P9" style:family="paragraph" style:parent-style-name="Footnote">
      <style:text-properties officeooo:rsid="0023e416" officeooo:paragraph-rsid="0023e416"/>
    </style:style>
    <style:style style:name="P10" style:family="paragraph" style:parent-style-name="Footnote">
      <style:text-properties officeooo:rsid="00268f92" officeooo:paragraph-rsid="00268f92"/>
    </style:style>
    <style:style style:name="P11" style:family="paragraph" style:parent-style-name="Heading_20_1">
      <style:paragraph-properties fo:break-before="page"/>
    </style:style>
    <style:style style:name="P12" style:family="paragraph" style:parent-style-name="Heading_20_1">
      <style:text-properties officeooo:rsid="002643b2" officeooo:paragraph-rsid="002643b2"/>
    </style:style>
    <style:style style:name="P13" style:family="paragraph" style:parent-style-name="Heading_20_2" style:list-style-name="">
      <style:text-properties style:font-name="Liberation Sans" officeooo:rsid="00218b4b" officeooo:paragraph-rsid="00218b4b"/>
    </style:style>
    <style:style style:name="P14" style:family="paragraph" style:parent-style-name="Heading_20_2">
      <style:text-properties officeooo:paragraph-rsid="002643b2"/>
    </style:style>
    <style:style style:name="P15" style:family="paragraph" style:parent-style-name="Heading_20_2">
      <style:text-properties officeooo:rsid="0026daa7" officeooo:paragraph-rsid="0026daa7"/>
    </style:style>
    <style:style style:name="P16" style:family="paragraph" style:parent-style-name="Standard">
      <style:text-properties fo:font-style="normal" style:font-style-asian="normal" style:font-style-complex="normal"/>
    </style:style>
    <style:style style:name="P17" style:family="paragraph" style:parent-style-name="Standard" style:list-style-name="L4">
      <style:text-properties officeooo:paragraph-rsid="0023e416"/>
    </style:style>
    <style:style style:name="P18" style:family="paragraph" style:parent-style-name="Text_20_body" style:list-style-name="L4">
      <style:text-properties officeooo:rsid="0023e416" officeooo:paragraph-rsid="0023e416"/>
    </style:style>
    <style:style style:name="P19" style:family="paragraph" style:parent-style-name="Text_20_body" style:list-style-name="L4">
      <style:text-properties officeooo:rsid="0023e416" officeooo:paragraph-rsid="002643b2"/>
    </style:style>
    <style:style style:name="P20" style:family="paragraph" style:parent-style-name="Text_20_body">
      <style:text-properties officeooo:paragraph-rsid="00268f92"/>
    </style:style>
    <style:style style:name="P21" style:family="paragraph" style:parent-style-name="Text_20_body">
      <style:text-properties officeooo:rsid="0026daa7" officeooo:paragraph-rsid="0026daa7"/>
    </style:style>
    <style:style style:name="T1" style:family="text">
      <style:text-properties fo:font-style="normal" style:font-style-asian="normal" style:font-style-complex="normal"/>
    </style:style>
    <style:style style:name="T2" style:family="text">
      <style:text-properties fo:font-style="normal" officeooo:rsid="00188720" style:font-style-asian="normal" style:font-style-complex="normal"/>
    </style:style>
    <style:style style:name="T3" style:family="text">
      <style:text-properties officeooo:rsid="0022cb1f"/>
    </style:style>
    <style:style style:name="T4" style:family="text">
      <style:text-properties style:font-name="Times New Roman"/>
    </style:style>
    <style:style style:name="T5" style:family="text">
      <style:text-properties style:font-name="Times New Roman" fo:font-style="italic" style:font-style-asian="italic" style:font-style-complex="italic"/>
    </style:style>
    <style:style style:name="T6" style:family="text">
      <style:text-properties officeooo:rsid="0023e416"/>
    </style:style>
    <style:style style:name="T7" style:family="text">
      <style:text-properties officeooo:rsid="002643b2"/>
    </style:style>
    <style:style style:name="T8" style:family="text">
      <style:text-properties fo:language="de" fo:country="DE" officeooo:rsid="002643b2"/>
    </style:style>
    <style:style style:name="T9"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atte Lenin doch recht?</text:p>
      <text:p text:style-name="Subtitle">Eine exemplarische<text:line-break/>Überprüfung ausgewählter Analyse-Aspekte Lenins<text:line-break/>aus "Imperialismus als höchstes Stadium des<text:line-break/>Kapitalismus" anhand von aktuellen Beispielen in<text:line-break/>der Bundesrepublik Deutschlan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1116_3503853334" text:style-name="Index_20_Link" text:visited-style-name="Index_20_Link">Einleitung<text:tab/>2</text:a></text:p>
          <text:p text:style-name="P5"><text:a xlink:type="simple" xlink:href="#__RefHeading___Toc1118_3503853334" text:style-name="Index_20_Link" text:visited-style-name="Index_20_Link">Thesen<text:tab/>3</text:a></text:p>
          <text:p text:style-name="P4"><text:a xlink:type="simple" xlink:href="#__RefHeading___Toc1120_3503853334" text:style-name="Index_20_Link" text:visited-style-name="Index_20_Link">Zusammenfassung des I. Kapitels<text:tab/>4</text:a></text:p>
        </text:index-body>
      </text:table-of-content>
      <text:h text:style-name="P13" text:outline-level="2"/>
      <text:h text:style-name="P11" text:outline-level="1"><text:bookmark-start text:name="__RefHeading___Toc1116_3503853334"/>Einleitung<text:bookmark-end text:name="__RefHeading___Toc1116_3503853334"/></text:h>
      <text:p text:style-name="Standard">In dieser Facharbeit werde ich exemplaräisch überprüfen ob die im I. Kapitel “Konzentration der Produktion und Monopole” des Buches “Imperialismus las Höchstes Stadium des Kapitalismus” von W.I. Lenin beschriebenen Thesen in Deutschland heute noch gelten. Ich betrachte das I. Kapital da es sich bei der Konzentration der Produktion und Monopole um <text:span text:style-name="T2">“eine der wichtigsten Erscheinungen – wenn nicht die wichtigste – der Ökonomik des modernen Kapitalismus”</text:span><text:span text:style-name="T2"><text:note text:id="ftn1" text:note-class="footnote"><text:note-citation>1</text:note-citation><text:note-body><text:p text:style-name="P1">S. 20 Z. 2-4 </text:p></text:note-body></text:note></text:span><text:span text:style-name="T2"> </text:span><text:span text:style-name="T1">handelt.</text:span></text:p>
      <text:p text:style-name="P2"/>
      <text:p text:style-name="Standard"><text:span text:style-name="T6">Das Thema ist relavant da </text:span>wir <text:span text:style-name="T6">gerade </text:span>eine Vielzahl an Krisen, die die Gesellschaft nachhaltig erschüttern: In Europa herrscht Krieg. Am 24. Februar 2022 wurde aus einem Grenzstreit zwischen der Ukraine und Russland ein internationaler Stellvertreterkrieg. Die gegen Russland verhängten Sanktionen wurden indirekt und im Zusammenspiel mit anderen Faktoren zur treibenden Kraft für Lebensmittelknappheit in einigen afrikanischen Ländern. Auch in Deutschland müssen 16 % der Bevölkerung aufgrund einer Inflationsrate von 21.1 % auf Lebensmittel<text:note text:id="ftn0" text:note-class="footnote"><text:note-citation>2</text:note-citation><text:note-body><text:p text:style-name="P7">vgl. Steigende Lebensmittelpreise: Fakten, Ursachen, Tipps: in: Verbraucherzentrale.de, o. D., https://www.verbraucherzentrale.de/wissen/lebensmittel/lebensmittelproduktion/steigende-lebensmittelpreise-fakten-ursachen-tipps-71788 (abgerufen am 21.02.2023).</text:p></text:note-body></text:note> regelmäßig auf Mahlzeiten verzichten.<text:note text:id="ftn2" text:note-class="footnote"><text:note-citation>3</text:note-citation><text:note-body><text:p text:style-name="P7">vgl. ZEIT ONLINE: o. D., https://www.zeit.de/zustimmung?url=https%3A%2F%2Fwww.zeit.de%2Fgesellschaft%2Fzeitgeschehen%2F2022-06%2Finflation-umfrage-verzicht-mahlzeit-kosten- (abgerufen am 20.02.2023).</text:p></text:note-body></text:note> Armut gehört zum Alltag: 37.9 % der Stu-</text:p>
      <text:p text:style-name="Standard">dierenden in Deutschland sind armutsgefährdet<text:note text:id="ftn3" text:note-class="footnote"><text:note-citation>4</text:note-citation><text:note-body><text:p text:style-name="P7">vgl. 37,9 % der Studierenden in Deutschland waren 2021 armutsgefährdet: in: Destatis, 16.11.2022, https://www.destatis.de/DE/Presse/Pressemitteilungen/2022/11/PD22_N066_63.html (abgerufen am 20.02.2023).</text:p></text:note-body></text:note> Auch die Tafeln, die kostenlose oder stark</text:p>
      <text:p text:style-name="Standard">vergünstigte Lebensmittel abgeben, berichten von einer gestiegenen Zahl an Bedürftigen.<text:note text:id="ftn4" text:note-class="footnote"><text:note-citation>5</text:note-citation><text:note-body><text:p text:style-name="P7">vgl. Tagesschau: Tafeln kommen an Grenze: „So geht das nicht weiter“, in: tagesschau.de, 27.11.2022, https://www.tagesschau.de/inland/situation-tafeln-101.html (abgerufen am 20.02.2023).</text:p></text:note-body></text:note></text:p>
      <text:p text:style-name="Standard">Die Klimakrise ist weltweit spürbar. Beim Braunkohleausstieg verspielt Deutschland seine</text:p>
      <text:p text:style-name="Standard">Chance, dass “1.5 °C-Ziel” der Pariser Klimakonferenz zu erreichen. Die Regierung unterstützt das Energieunternehmen RWE<text:note text:id="ftn5" text:note-class="footnote"><text:note-citation>6</text:note-citation><text:note-body><text:p text:style-name="P7">vgl. Greenpeace: Lützerath-Räumung, in: Greenpeace, 16.01.2023, https://www.greenpeace.de/klimaschutz/energiewende/kohleausstieg/luetzerath-raeumung (abgerufen am 20.02.2023).</text:p></text:note-body></text:note> und setzt dessen kapitalistischen Interessen durch. Protesten von Klima-Aktivisten begegnet die Polizei gewaltsam und scheinbar unerbittlich<text:note text:id="ftn6" text:note-class="footnote"><text:note-citation>7</text:note-citation><text:note-body><text:p text:style-name="P7">vgl. Lützerath unter Belagerung: in: junge Welt, o. D., https://www.jungewelt.de/artikel/442556.kapital-und-kohle-l%C3%BCtzerath-unter-belagerung.html (abgerufen am 20.02.2023).</text:p></text:note-body></text:note>. Unmittelbare Folgen der Klimakrise wie die Flut im Ahrtal<text:note text:id="ftn7" text:note-class="footnote"><text:note-citation>8</text:note-citation><text:note-body><text:p text:style-name="P7">vgl. ZEIT ONLINE | Lesen Sie zeit.de mit Werbung oder im PUR-Abo. Sie haben die Wahl.: o. D., https://www.zeit.de/zustimmung?url=https%3A%2F%2Fwww.zeit.de%2Fthema%2Fflutkatastrophe-im-ahrtal (abgerufen am 20.02.2023).</text:p></text:note-body></text:note> oder der</text:p>
      <text:p text:style-name="Standard">Waldbrand in Sachsen<text:note text:id="ftn8" text:note-class="footnote"><text:note-citation>9</text:note-citation><text:note-body><text:p text:style-name="P7">vgl. Waldbrand: aktuelle Nachrichten und Infos | SÃ¤chsische.de: in: saechsische.de, o. D., https://www.saechsische.de/katastrophen/waldbrand (abgerufen am 20.02.2023).</text:p></text:note-body></text:note> erfahren wir hautnah.</text:p>
      <text:p text:style-name="Standard">Eine aktuelle Oxfam-Studie<text:note text:id="ftn9" text:note-class="footnote"><text:note-citation>10</text:note-citation><text:note-body><text:p text:style-name="P7">vgl. DER SPIEGEL: Oxfam prangert wachsende Ungleichheit an – und fordert höhere Steuern für Reiche, in: DER SPIEGEL, Hamburg, Germany, 16.01.2023, https://www.spiegel.de/wirtschaft/oxfam-bericht-vor-davos-gipfel-konzerne-und-superreiche-sind-krisen-gewinner-a-e75391b7-c622-42be-9102-7300b85a7a3a?sara_ecid=soci_upd_KsBF0AFjflf0DZCxpPYDCQgO1dEMph (abgerufen am 20.02.2023).</text:p></text:note-body></text:note> belegt, dass sich insbesondere in solchen Krisen die Kluft</text:p>
      <text:p text:style-name="Standard">zwischen Arm und Reich vergrößert und die gesellschaftliche Ungerechtigkeit verstärkt</text:p>
      <text:p text:style-name="Standard"><text:soft-page-break/>wird. Auch das Spiegel-Magazin greift in seiner ersten Ausgabe 2023 das Thema auf</text:p>
      <text:p text:style-name="P16">und fragt, ob der klassische Kapitalismus noch funktioniert oder ob marxistisch-leninisti-</text:p>
      <text:p text:style-name="Standard">sche Wirtschafts- und Gesellschaftsstrukturen die Probleme der Zeit besser lösen können.<text:note text:id="ftn10" text:note-class="footnote"><text:note-citation>11</text:note-citation><text:note-body><text:p text:style-name="P7">vgl. Schulz, Thomas/Susanne Beyer/Simon Book: Hatte Marx doch recht?, in: DER SPIEGEL, Hamburg, Germany, 30.12.2022, https://www.spiegel.de/wirtschaft/gruener-kapitalismus-die-chance-auf-eine-nachhaltigere-wirtschaftsordnung-a-00f49cb5-6509-456f-94ad-f420fab94200 (abgerufen am 20.02.2023).</text:p></text:note-body></text:note></text:p>
      <text:p text:style-name="Standard">Die scheinbare Parallelität des geschilderten Krisenszenarios zu den russischen Verhältnis-</text:p>
      <text:p text:style-name="Standard">sen Anfang des 20. Jahrhunderts motiviert mich dazu zu überprüfen, ob Lenins Thesen aus</text:p>
      <text:p text:style-name="Standard">„Imperialismus als höchstes Stadium des Kapitalismus“ und „Was tun?“ aktuell anwendbar</text:p>
      <text:p text:style-name="Standard">sind. Insbesondere das Kapitel „Konzentration der Produktion und Monopole“ aus dem</text:p>
      <text:p text:style-name="Standard">erstgenannten Buch soll für diese Betrachtung herangezogen werden. Am Beispiel der</text:p>
      <text:p text:style-name="Standard">E.ON, die Marktanteile zwischen 20 % bis 30 %<text:note text:id="ftn11" text:note-class="footnote"><text:note-citation>12</text:note-citation><text:note-body><text:p text:style-name="Footnote"><text:span text:style-name="T4">vgl. Wetzel, Daniel: Strommarkt: Angst vor Dominanz von E.on und RWE wächst, in: DIE WELT, 01.03.2019, https://www.welt.de/wirtschaft/article189294857/Strommarkt-Angst-vor-Dominanz-von-E-on-und-RWE-waechst.html (abgerufen am 20.02.2023).</text:span>und Hintergrundpapier, Februar 2019 „Weniger Wettbewerb &amp; höhere Strompreise. Warum der RWE-Eon-Deal zu Lasten der Kunden geht.“, S.4</text:p></text:note-body></text:note> besitzt, sollen Konzentrationsprozesse</text:p>
      <text:p text:style-name="Standard">und deren Konsequenzen dargestellt w<text:span text:style-name="T3">erden.</text:span></text:p>
      <text:p text:style-name="Standard"/>
      <text:p text:style-name="Standard"/>
      <text:p text:style-name="Standard">Eine erneute Betrachtung der Klassiker des Marxismus-Leninismus, der “proletarischen Weltanschaung” – wie es “Imperialismus als höchstes Stadium des Kapitalismus” ist – gerade jetzt von relevants, wo sich immer mehr Menschen mit den Schwächen der kapitalistischen Ordnung aus einandersetzen. Anstatt sich aber auf die Arbeit der antikapitalistischen Kämpfer der Vergangenheit zu stützen und aus ihren Errungenschaften und Schwächen zu lernen, versuchen viele Leute, speziell Jugendliche, das Rad neu zu erfinden. Hier bei machen sie häufig einfache Fehler aufgrund der sich schnell ändernen Zusammenhänge zwischen Ländern, Bevölkerungsgruppen und bürgerlichen Parteien. Ein gutes Beispiel für dieses Phaneomen ist die Ratlosigkeit vieler Umweltaktivisten im Bezug auf die Rolle, welche das Bündnis 90/Die Grünen in der Regierung und ihrer Umweltpolitik spielt, und die daraus folgenden Aktionsformen wie das “Klimakleben” oder das beschmieren von Kunstwerken, oder die Geschwindigkeit mit der sich Leute die vor ein paar Jahren als konsequente Pazifisten bezeichnet hätten im angesicht des Kriegs in der Ukraine zu genauso konsequenten Advokaten für Waffenlieferungen wurden. </text:p>
      <text:p text:style-name="Standard">Doch die Bedenken die Gegenüber dem Marxismus-Leninismus müssen diskutiert und mit wissenschaftlicher Analyse entweder bestätigt oder abgelehnt werden. Dem entsprechend möchte ich einen Beitrag dazu leisten.</text:p>
      <text:h text:style-name="P15" text:outline-level="2"><text:bookmark-start text:name="__RefHeading___Toc1118_3503853334"/>Behauptungen<text:bookmark-end text:name="__RefHeading___Toc1118_3503853334"/></text:h>
      <text:p text:style-name="P21">In dem 1. Kapitel werden Behauptungen aufgestellte:</text:p>
      <text:list xml:id="list695754470" text:style-name="L4">
        <text:list-item>
          <text:p text:style-name="P18">Die Produktion würde in Monopolen konzentriert.<text:note text:id="ftn19" text:note-class="footnote"><text:note-citation>13</text:note-citation><text:note-body><text:p text:style-name="P8">S. 18</text:p></text:note-body></text:note></text:p>
        </text:list-item>
        <text:list-item>
          <text:p text:style-name="P18">Die Konzentration der Produktion sei stärker als die Konzentration der Arbeit, da die Arbeit in den Großbetrieben deutlich Produktiver sei.<text:note text:id="ftn20" text:note-class="footnote"><text:note-citation>14</text:note-citation><text:note-body><text:p text:style-name="P9">S. 18</text:p></text:note-body></text:note></text:p>
        </text:list-item>
        <text:list-item>
          <text:p text:style-name="P19">Die Tendenz zum Monopol folgt daraus, dass<text:note text:id="ftn22" text:note-class="footnote"><text:note-citation>15</text:note-citation><text:note-body><text:p text:style-name="P9">S. 19 f.</text:p></text:note-body></text:note></text:p>
          <text:list>
            <text:list-item>
              <text:p text:style-name="P18"><text:soft-page-break/>Großbetriebe sich besser untereinander Verständigen und absprechen könnten.</text:p>
            </text:list-item>
            <text:list-item>
              <text:p text:style-name="P18">Durch die Größe eines Großbetriebs die Konkurenz mit jenem wird.</text:p>
            </text:list-item>
          </text:list>
        </text:list-item>
        <text:list-item>
          <text:p text:style-name="P18">Kombination<text:note text:id="ftn23" text:note-class="footnote"><text:note-citation>16</text:note-citation><text:note-body><text:p text:style-name="P9">S. 17</text:p></text:note-body></text:note></text:p>
        </text:list-item>
        <text:list-item>
          <text:p text:style-name="P18">“Die Produktion [sei] vergesellschaftet, die Aneignug jedoch [bleibe] privat”<text:note text:id="ftn24" text:note-class="footnote"><text:note-citation>17</text:note-citation><text:note-body><text:p text:style-name="P9">S. 28</text:p></text:note-body></text:note></text:p>
        </text:list-item>
        <text:list-item>
          <text:p text:style-name="P18">Monopole hätten folgende Mittel um den “Organisationszwang”<text:note text:id="ftn25" text:note-class="footnote"><text:note-citation>18</text:note-citation><text:note-body><text:p text:style-name="P7">vgl. Passow, Richard: Der Organisationszwang. Eine Untersuchung über die Kämpfe zwischen Kartellen und Außenseitern. Kontrahierungszwang für Monopole. Betrieb, Unternehmung, Konzern. 3 Titel in einem Buch gebunden., Jena, Gustav Fischer Vlg., 21.02.2023.</text:p></text:note-body></text:note> durchzusetzen<text:note text:id="ftn26" text:note-class="footnote"><text:note-citation>19</text:note-citation><text:note-body><text:p text:style-name="P9">S. 29</text:p></text:note-body></text:note>:</text:p>
          <text:list>
            <text:list-item>
              <text:p text:style-name="P17">die Materialsperre</text:p>
            </text:list-item>
            <text:list-item>
              <text:p text:style-name="P17">Sperruung der Arbeitskräfte durch “Allianzen”</text:p>
            </text:list-item>
            <text:list-item>
              <text:p text:style-name="P17">Sperrre der Zufuhr</text:p>
            </text:list-item>
            <text:list-item>
              <text:p text:style-name="P17">Sperre des Absatzes</text:p>
            </text:list-item>
            <text:list-item>
              <text:p text:style-name="P17">Verträge mit den Abnehmern, wonach diese ausschließlich mit kartellierten Firmen Geschäftsverbindungen haben, dürfen</text:p>
            </text:list-item>
            <text:list-item>
              <text:p text:style-name="P17">planmäßige Preisunterbietung</text:p>
            </text:list-item>
            <text:list-item>
              <text:p text:style-name="P17">Sperrung des Kredits</text:p>
            </text:list-item>
            <text:list-item>
              <text:p text:style-name="P17">Verrufserklärung</text:p>
            </text:list-item>
          </text:list>
        </text:list-item>
        <text:list-item>
          <text:p text:style-name="P17"><text:span text:style-name="T6">Die Hauptprofite fallen Investoren zu.</text:span><text:span text:style-name="T6"><text:note text:id="ftn27" text:note-class="footnote"><text:note-citation>20</text:note-citation><text:note-body><text:p text:style-name="P9">S. 30</text:p></text:note-body></text:note></text:span></text:p>
        </text:list-item>
        <text:list-item>
          <text:p text:style-name="P17"><text:span text:style-name="T6">Die in Monopolen zusammen gefassten Betriebe profitieren von Krisen, sowohl wirtschaftlicher als auch gesellschaftlicher Natur.</text:span><text:span text:style-name="T6"><text:note text:id="ftn28" text:note-class="footnote"><text:note-citation>21</text:note-citation><text:note-body><text:p text:style-name="P9">S. 32</text:p></text:note-body></text:note></text:span></text:p>
        </text:list-item>
      </text:list>
      <text:h text:style-name="P12" text:outline-level="1">Theoretischer Hauptteil I</text:h>
      <text:h text:style-name="P14" text:outline-level="2"><text:span text:style-name="T7">Wer war Wladimir Iljitsch Lenin</text:span></text:h>
      <text:p text:style-name="P20"><text:span text:style-name="T8">Wladimir Iljitsch Lenin war nicht nur ein Revolutionär und Politiker, sondern auch ein einflussreicher marxistischer Theoretiker.</text:span><text:span text:style-name="T8"><text:note text:id="ftn12" text:note-class="footnote"><text:note-citation>22</text:note-citation><text:note-body><text:p text:style-name="P7">vgl. Resis, Albert: Vladimir Lenin | Biography, Facts &amp; Ideology, in: Encyclopedia Britannica, 17.01.2023, https://www.britannica.com/biography/Vladimir-Lenin (abgerufen am 21.02.2023).</text:p></text:note-body></text:note></text:span><text:span text:style-name="T8"> 1916 veröffentlichte er im Exil in Zürich das Buch "Der Imperialismus als höchstes Stadium des Kapitalismus".</text:span><text:span text:style-name="T8"><text:note text:id="ftn13" text:note-class="footnote"><text:note-citation>23</text:note-citation><text:note-body><text:p text:style-name="P10">S. 5</text:p></text:note-body></text:note></text:span></text:p>
      <text:p text:style-name="P20"><text:span text:style-name="T8">Lenins Theorie beeinflusste die Entwicklung des Marxismus und die internationale kommunistische Bewegung im 20. Jahrhundert. In der UdSSR spielte Lenins Theorie eine wichtige Rolle bei der Gestaltung der Außenpolitik und der Planwirtschaft. Insbesondere seine Vorstellung von der Rolle des Staates in der Wirtschaft prägte die Politik der Sowjetunion.</text:span><text:span text:style-name="T8"><text:note text:id="ftn14" text:note-class="footnote"><text:note-citation>24</text:note-citation><text:note-body><text:p text:style-name="Footnote"><text:span text:style-name="T4">vgl. Hosking, Geoffrey: Rulers and Victims: The Russians in the Soviet Union, Illustrated, Belknap Press of Harvard University Press, 28.02.2009.</text:span><text:span text:style-name="T5"> </text:span><text:span text:style-name="T9">S. 145-162.</text:span></text:p></text:note-body></text:note></text:span></text:p>
      <text:p text:style-name="P20"><text:soft-page-break/><text:span text:style-name="T8">Nach der Revolution von 1917 führte Lenin eine Reihe von Reformen durch, um die Wirtschaft und die Gesellschaft in der Sowjetunion zu transformieren.</text:span><text:span text:style-name="T8"><text:note text:id="ftn15" text:note-class="footnote"><text:note-citation>25</text:note-citation><text:note-body><text:p text:style-name="Footnote"><text:span text:style-name="T4">vgl. Edward, Hallett Carr: The bolshevik revolution 1917-1923, Macmillan et co, 21.02.2023.</text:span><text:span text:style-name="T5"> </text:span><text:span text:style-name="T9">S. 258-279.</text:span></text:p></text:note-body></text:note></text:span><text:span text:style-name="T8"> Dazu gehörten die Verstaatlichung von Land und Industrie, die Einführung des Sozialismus, die Abschaffung der Monarchie und der Adelstitel sowie die Einführung von Bildung und Gesundheitsfürsorge für alle. Lenin setzte sich auch für die Gleichstellung von Frauen und ethnischen Minderheiten ein und förderte die kulturelle Entwicklung der Sowjetunion.</text:span><text:span text:style-name="T8"><text:note text:id="ftn16" text:note-class="footnote"><text:note-citation>26</text:note-citation><text:note-body><text:p text:style-name="Footnote"><text:span text:style-name="T4">vgl. The Russian Revolution 1st Vintage Books edition by Pipes, Richard (1991) Paperback: o. D. </text:span><text:span text:style-name="T9">S. 813-834.</text:span></text:p></text:note-body></text:note></text:span></text:p>
      <text:p text:style-name="P20"><text:span text:style-name="T8">Lenins Politik und Ideologie prägten die Entwicklung der Sowjetunion und beeinflussten die weltweite kommunistische Bewegung für viele Jahrzehnte.</text:span><text:span text:style-name="T8"><text:note text:id="ftn17" text:note-class="footnote"><text:note-citation>27</text:note-citation><text:note-body><text:p text:style-name="Footnote"><text:span text:style-name="T4">vgl. Mandel, Ernest: Late Capitalism (Verso Classics, 23), New ed, Verso Books, 17.04.1999.</text:span> <text:span text:style-name="T9">S. 19-24.</text:span></text:p></text:note-body></text:no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age-count>5</text:page-count></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17:59.083738895</meta:creation-date>
    <dc:date>2023-02-21T21:50:28.005391293</dc:date>
    <meta:editing-duration>PT5H28M1S</meta:editing-duration>
    <meta:editing-cycles>14</meta:editing-cycles>
    <meta:generator>LibreOffice/7.4.5.1$Linux_X86_64 LibreOffice_project/40$Build-1</meta:generator>
    <meta:document-statistic meta:table-count="0" meta:image-count="0" meta:object-count="0" meta:page-count="5" meta:paragraph-count="82" meta:word-count="1248" meta:character-count="10370" meta:non-whitespace-character-count="9215"/>
  </office:meta>
</office:document-meta>
</file>